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5cm" fo:margin-bottom="0cm" fo:text-align="start" fo:text-indent="0cm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71cm" svg:y="5.842cm" presentation:class="title" presentation:user-transformed="true">
          <draw:text-box>
            <text:p>Handgeschriebene elektrische Schaltungen in LTSpice umwandel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undidee</text:p>
          </draw:text-box>
        </draw:frame>
        <draw:frame presentation:style-name="pr3" draw:layer="layout" svg:width="25.199cm" svg:height="9.134cm" svg:x="1.371cm" svg:y="3.682cm" presentation:class="outline" presentation:user-transformed="true">
          <draw:text-box>
            <text:list text:style-name="L2">
              <text:list-item>
                <text:p text:style-name="P2">Detektion der Bauteile</text:p>
              </text:list-item>
              <text:list-item>
                <text:p text:style-name="P2">Detektion von Bauteilannotationen</text:p>
              </text:list-item>
              <text:list-item>
                <text:p text:style-name="P2">Detektion der Schaltungstopologie</text:p>
              </text:list-item>
              <text:list-item>
                <text:p text:style-name="P2">Umwandeln in digitales Format (z.B. LTSpice)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 Cas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erifikation von Schaltugen für Studenten</text:p>
              </text:list-item>
              <text:list-item>
                <text:p>Einfacheres Prototyp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as ich brauch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chner zum trainieren</text:p>
              </text:list-item>
              <text:list-item>
                <text:p>Optional: Dat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blauf meiner Masterarbe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a. 6 Monate ab jetzt</text:p>
              </text:list-item>
              <text:list-item>
                <text:p>Aufbau der grundlegenden Pipeline</text:p>
              </text:list-item>
              <text:list-item>
                <text:p>Model Verbesserung (viel training erforderlich)</text:p>
              </text:list-item>
              <text:list-item>
                <text:p>Erweiterung der Schaltungskomponent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09:38:07.041386515</meta:creation-date>
    <dc:date>2020-11-06T11:39:35.952846746</dc:date>
    <meta:editing-duration>PT1H51M18S</meta:editing-duration>
    <meta:editing-cycles>3</meta:editing-cycles>
    <meta:generator>LibreOffice/6.4.6.2$Linux_X86_64 LibreOffice_project/40$Build-2</meta:generator>
    <meta:document-statistic meta:object-count="40"/>
  </office:meta>
</office:document-meta>
</file>